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7.5mm" svg:height="207.98mm" svg:x="0mm" svg:y="0mm">
            <loext:p draw:notify-on-update-of-ranges="Sheet1.I3:Sheet1.I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VIDEO DE 2 MINUTOS: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</table:table-row>
        <table:table-row table:style-name="ro1">
          <table:table-cell table:number-columns-repeated="8"/>
          <table:table-cell table:formula="of:=([.J3]+[.K3]+[.L3]+[.M3]+[.N3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4]+[.K4]+[.L4]+[.M4]+[.N4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5]+[.K5]+[.L5]+[.M5]+[.N5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6]+[.K6]+[.L6]+[.M6]+[.N6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7]+[.K7]+[.L7]+[.M7]+[.N7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8]+[.K8]+[.L8]+[.M8]+[.N8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9]+[.K9]+[.L9]+[.M9]+[.N9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0]+[.K10]+[.L10]+[.M10]+[.N10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1]+[.K11]+[.L11]+[.M11]+[.N11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2]+[.K12]+[.L12]+[.M12]+[.N12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3]+[.K13]+[.L13]+[.M13]+[.N13])/5" office:value-type="float" office:value="659.6" calcext:value-type="float">
            <text:p>659,6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8"/>
          <table:table-cell table:formula="of:=([.J14]+[.K14]+[.L14]+[.M14]+[.N14])/5" office:value-type="float" office:value="659.6" calcext:value-type="float">
            <text:p>659,6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8"/>
          <table:table-cell table:formula="of:=([.J15]+[.K15]+[.L15]+[.M15]+[.N15])/5" office:value-type="float" office:value="544" calcext:value-type="float">
            <text:p>544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8"/>
          <table:table-cell table:formula="of:=([.J16]+[.K16]+[.L16]+[.M16]+[.N16])/5" office:value-type="float" office:value="541.2" calcext:value-type="float">
            <text:p>541,2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8"/>
          <table:table-cell table:formula="of:=([.J17]+[.K17]+[.L17]+[.M17]+[.N17])/5" office:value-type="float" office:value="541.2" calcext:value-type="float">
            <text:p>541,2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8"/>
          <table:table-cell table:formula="of:=([.J18]+[.K18]+[.L18]+[.M18]+[.N18])/5" office:value-type="float" office:value="1465.8" calcext:value-type="float">
            <text:p>1465,8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8"/>
          <table:table-cell table:formula="of:=([.J19]+[.K19]+[.L19]+[.M19]+[.N19])/5" office:value-type="float" office:value="6696.2" calcext:value-type="float">
            <text:p>6696,2</text:p>
          </table:table-cell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259" calcext:value-type="float">
            <text:p>259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table:number-columns-repeated="8"/>
          <table:table-cell table:formula="of:=([.J20]+[.K20]+[.L20]+[.M20]+[.N20])/5" office:value-type="float" office:value="8153.2" calcext:value-type="float">
            <text:p>8153,2</text:p>
          </table:table-cell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table:number-columns-repeated="8"/>
          <table:table-cell table:formula="of:=([.J21]+[.K21]+[.L21]+[.M21]+[.N21])/5" office:value-type="float" office:value="7755" calcext:value-type="float">
            <text:p>7755</text:p>
          </table:table-cell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table:number-columns-repeated="8"/>
          <table:table-cell table:formula="of:=([.J22]+[.K22]+[.L22]+[.M22]+[.N22])/5" office:value-type="float" office:value="6798.6" calcext:value-type="float">
            <text:p>6798,6</text:p>
          </table:table-cell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table:number-columns-repeated="8"/>
          <table:table-cell table:formula="of:=([.J23]+[.K23]+[.L23]+[.M23]+[.N23])/5" office:value-type="float" office:value="6665.6" calcext:value-type="float">
            <text:p>6665,6</text:p>
          </table:table-cell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table:number-columns-repeated="8"/>
          <table:table-cell table:formula="of:=([.J24]+[.K24]+[.L24]+[.M24]+[.N24])/5" office:value-type="float" office:value="6391.6" calcext:value-type="float">
            <text:p>6391,6</text:p>
          </table:table-cell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table:number-columns-repeated="8"/>
          <table:table-cell table:formula="of:=([.J25]+[.K25]+[.L25]+[.M25]+[.N25])/5" office:value-type="float" office:value="5352.6" calcext:value-type="float">
            <text:p>5352,6</text:p>
          </table:table-cell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table:number-columns-repeated="8"/>
          <table:table-cell table:formula="of:=([.J26]+[.K26]+[.L26]+[.M26]+[.N26])/5" office:value-type="float" office:value="5352.6" calcext:value-type="float">
            <text:p>5352,6</text:p>
          </table:table-cell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table:number-columns-repeated="8"/>
          <table:table-cell table:formula="of:=([.J27]+[.K27]+[.L27]+[.M27]+[.N27])/5" office:value-type="float" office:value="4811.2" calcext:value-type="float">
            <text:p>4811,2</text:p>
          </table:table-cell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table:number-columns-repeated="8"/>
          <table:table-cell table:formula="of:=([.J28]+[.K28]+[.L28]+[.M28]+[.N28])/5" office:value-type="float" office:value="4244.8" calcext:value-type="float">
            <text:p>4244,8</text:p>
          </table:table-cell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table:number-columns-repeated="8"/>
          <table:table-cell table:formula="of:=([.J29]+[.K29]+[.L29]+[.M29]+[.N29])/5" office:value-type="float" office:value="4244.8" calcext:value-type="float">
            <text:p>4244,8</text:p>
          </table:table-cell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table:number-columns-repeated="8"/>
          <table:table-cell table:formula="of:=([.J30]+[.K30]+[.L30]+[.M30]+[.N30])/5" office:value-type="float" office:value="3945.4" calcext:value-type="float">
            <text:p>3945,4</text:p>
          </table:table-cell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number-columns-repeated="8"/>
          <table:table-cell table:formula="of:=([.J31]+[.K31]+[.L31]+[.M31]+[.N31])/5" office:value-type="float" office:value="4049.2" calcext:value-type="float">
            <text:p>4049,2</text:p>
          </table:table-cell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number-columns-repeated="8"/>
          <table:table-cell table:formula="of:=([.J32]+[.K32]+[.L32]+[.M32]+[.N32])/5" office:value-type="float" office:value="4049.2" calcext:value-type="float">
            <text:p>4049,2</text:p>
          </table:table-cell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number-columns-repeated="8"/>
          <table:table-cell table:formula="of:=([.J33]+[.K33]+[.L33]+[.M33]+[.N33])/5" office:value-type="float" office:value="4283.6" calcext:value-type="float">
            <text:p>4283,6</text:p>
          </table:table-cell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table:number-columns-repeated="8"/>
          <table:table-cell table:formula="of:=([.J34]+[.K34]+[.L34]+[.M34]+[.N34])/5" office:value-type="float" office:value="4561" calcext:value-type="float">
            <text:p>4561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table:number-columns-repeated="8"/>
          <table:table-cell table:formula="of:=([.J35]+[.K35]+[.L35]+[.M35]+[.N35])/5" office:value-type="float" office:value="4561" calcext:value-type="float">
            <text:p>4561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table:number-columns-repeated="8"/>
          <table:table-cell table:formula="of:=([.J36]+[.K36]+[.L36]+[.M36]+[.N36])/5" office:value-type="float" office:value="4536" calcext:value-type="float">
            <text:p>4536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number-columns-repeated="8"/>
          <table:table-cell table:formula="of:=([.J37]+[.K37]+[.L37]+[.M37]+[.N37])/5" office:value-type="float" office:value="4338.2" calcext:value-type="float">
            <text:p>4338,2</text:p>
          </table:table-cell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number-columns-repeated="8"/>
          <table:table-cell table:formula="of:=([.J38]+[.K38]+[.L38]+[.M38]+[.N38])/5" office:value-type="float" office:value="4338.2" calcext:value-type="float">
            <text:p>4338,2</text:p>
          </table:table-cell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number-columns-repeated="8"/>
          <table:table-cell table:formula="of:=([.J39]+[.K39]+[.L39]+[.M39]+[.N39])/5" office:value-type="float" office:value="4893.6" calcext:value-type="float">
            <text:p>4893,6</text:p>
          </table:table-cell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table:number-columns-repeated="8"/>
          <table:table-cell table:formula="of:=([.J40]+[.K40]+[.L40]+[.M40]+[.N40])/5" office:value-type="float" office:value="6278.4" calcext:value-type="float">
            <text:p>6278,4</text:p>
          </table:table-cell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table:number-columns-repeated="8"/>
          <table:table-cell table:formula="of:=([.J41]+[.K41]+[.L41]+[.M41]+[.N41])/5" office:value-type="float" office:value="6278.4" calcext:value-type="float">
            <text:p>6278,4</text:p>
          </table:table-cell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table:number-columns-repeated="8"/>
          <table:table-cell table:formula="of:=([.J42]+[.K42]+[.L42]+[.M42]+[.N42])/5" office:value-type="float" office:value="6073.8" calcext:value-type="float">
            <text:p>6073,8</text:p>
          </table:table-cell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table:number-columns-repeated="8"/>
          <table:table-cell table:formula="of:=([.J43]+[.K43]+[.L43]+[.M43]+[.N43])/5" office:value-type="float" office:value="4689.8" calcext:value-type="float">
            <text:p>4689,8</text:p>
          </table:table-cell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8"/>
          <table:table-cell table:formula="of:=([.J44]+[.K44]+[.L44]+[.M44]+[.N44])/5" office:value-type="float" office:value="5337.8" calcext:value-type="float">
            <text:p>5337,8</text:p>
          </table:table-cell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table:number-columns-repeated="8"/>
          <table:table-cell table:formula="of:=([.J45]+[.K45]+[.L45]+[.M45]+[.N45])/5" office:value-type="float" office:value="5183" calcext:value-type="float">
            <text:p>5183</text:p>
          </table:table-cell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4073" calcext:value-type="float">
            <text:p>4073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table:number-columns-repeated="8"/>
          <table:table-cell table:formula="of:=([.J46]+[.K46]+[.L46]+[.M46]+[.N46])/5" office:value-type="float" office:value="6009.8" calcext:value-type="float">
            <text:p>6009,8</text:p>
          </table:table-cell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table:number-columns-repeated="8"/>
          <table:table-cell table:formula="of:=([.J47]+[.K47]+[.L47]+[.M47]+[.N47])/5" office:value-type="float" office:value="6009.8" calcext:value-type="float">
            <text:p>6009,8</text:p>
          </table:table-cell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table:number-columns-repeated="8"/>
          <table:table-cell table:formula="of:=([.J48]+[.K48]+[.L48]+[.M48]+[.N48])/5" office:value-type="float" office:value="5337.4" calcext:value-type="float">
            <text:p>5337,4</text:p>
          </table:table-cell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table:number-columns-repeated="8"/>
          <table:table-cell table:formula="of:=([.J49]+[.K49]+[.L49]+[.M49]+[.N49])/5" office:value-type="float" office:value="4567.2" calcext:value-type="float">
            <text:p>4567,2</text:p>
          </table:table-cell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table:number-columns-repeated="8"/>
          <table:table-cell table:formula="of:=([.J50]+[.K50]+[.L50]+[.M50]+[.N50])/5" office:value-type="float" office:value="4567.2" calcext:value-type="float">
            <text:p>4567,2</text:p>
          </table:table-cell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table:number-columns-repeated="8"/>
          <table:table-cell table:formula="of:=([.J51]+[.K51]+[.L51]+[.M51]+[.N51])/5" office:value-type="float" office:value="5176.6" calcext:value-type="float">
            <text:p>5176,6</text:p>
          </table:table-cell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table:number-columns-repeated="8"/>
          <table:table-cell table:formula="of:=([.J52]+[.K52]+[.L52]+[.M52]+[.N52])/5" office:value-type="float" office:value="6272" calcext:value-type="float">
            <text:p>6272</text:p>
          </table:table-cell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table:number-columns-repeated="8"/>
          <table:table-cell table:formula="of:=([.J53]+[.K53]+[.L53]+[.M53]+[.N53])/5" office:value-type="float" office:value="6272" calcext:value-type="float">
            <text:p>6272</text:p>
          </table:table-cell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table:number-columns-repeated="8"/>
          <table:table-cell table:formula="of:=([.J54]+[.K54]+[.L54]+[.M54]+[.N54])/5" office:value-type="float" office:value="5870.8" calcext:value-type="float">
            <text:p>5870,8</text:p>
          </table:table-cell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table:number-columns-repeated="8"/>
          <table:table-cell table:formula="of:=([.J55]+[.K55]+[.L55]+[.M55]+[.N55])/5" office:value-type="float" office:value="5232" calcext:value-type="float">
            <text:p>5232</text:p>
          </table:table-cell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table:number-columns-repeated="8"/>
          <table:table-cell table:formula="of:=([.J56]+[.K56]+[.L56]+[.M56]+[.N56])/5" office:value-type="float" office:value="5232" calcext:value-type="float">
            <text:p>5232</text:p>
          </table:table-cell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table:number-columns-repeated="8"/>
          <table:table-cell table:formula="of:=([.J57]+[.K57]+[.L57]+[.M57]+[.N57])/5" office:value-type="float" office:value="5894.6" calcext:value-type="float">
            <text:p>5894,6</text:p>
          </table:table-cell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table:number-columns-repeated="8"/>
          <table:table-cell table:formula="of:=([.J58]+[.K58]+[.L58]+[.M58]+[.N58])/5" office:value-type="float" office:value="6071.6" calcext:value-type="float">
            <text:p>6071,6</text:p>
          </table:table-cell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table:number-columns-repeated="8"/>
          <table:table-cell table:formula="of:=([.J59]+[.K59]+[.L59]+[.M59]+[.N59])/5" office:value-type="float" office:value="6071.6" calcext:value-type="float">
            <text:p>6071,6</text:p>
          </table:table-cell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table:number-columns-repeated="8"/>
          <table:table-cell table:formula="of:=([.J60]+[.K60]+[.L60]+[.M60]+[.N60])/5" office:value-type="float" office:value="5168" calcext:value-type="float">
            <text:p>5168</text:p>
          </table:table-cell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number-columns-repeated="8"/>
          <table:table-cell table:formula="of:=([.J61]+[.K61]+[.L61]+[.M61]+[.N61])/5" office:value-type="float" office:value="5578.4" calcext:value-type="float">
            <text:p>5578,4</text:p>
          </table:table-cell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2]+[.K62]+[.L62]+[.M62]+[.N62])/5" office:value-type="float" office:value="5578.4" calcext:value-type="float">
            <text:p>5578,4</text:p>
          </table:table-cell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3]+[.K63]+[.L63]+[.M63]+[.N63])/5" office:value-type="float" office:value="5905.6" calcext:value-type="float">
            <text:p>5905,6</text:p>
          </table:table-cell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4]+[.K64]+[.L64]+[.M64]+[.N64])/5" office:value-type="float" office:value="4791.4" calcext:value-type="float">
            <text:p>4791,4</text:p>
          </table:table-cell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5]+[.K65]+[.L65]+[.M65]+[.N65])/5" office:value-type="float" office:value="4791.4" calcext:value-type="float">
            <text:p>4791,4</text:p>
          </table:table-cell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6]+[.K66]+[.L66]+[.M66]+[.N66])/5" office:value-type="float" office:value="5465" calcext:value-type="float">
            <text:p>5465</text:p>
          </table:table-cell>
          <table:table-cell table:number-columns-repeated="2" office:value-type="float" office:value="3905" calcext:value-type="float">
            <text:p>3905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7]+[.K67]+[.L67]+[.M67]+[.N67])/5" office:value-type="float" office:value="6056.2" calcext:value-type="float">
            <text:p>6056,2</text:p>
          </table:table-cell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8]+[.K68]+[.L68]+[.M68]+[.N68])/5" office:value-type="float" office:value="6056.2" calcext:value-type="float">
            <text:p>6056,2</text:p>
          </table:table-cell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9]+[.K69]+[.L69]+[.M69]+[.N69])/5" office:value-type="float" office:value="6249.4" calcext:value-type="float">
            <text:p>6249,4</text:p>
          </table:table-cell>
          <table:table-cell office:value-type="float" office:value="7039" calcext:value-type="float">
            <text:p>7039</text:p>
          </table:table-cell>
          <table:table-cell office:value-type="float" office:value="5056" calcext:value-type="float">
            <text:p>5056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0]+[.K70]+[.L70]+[.M70]+[.N70])/5" office:value-type="float" office:value="6776.8" calcext:value-type="float">
            <text:p>6776,8</text:p>
          </table:table-cell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1]+[.K71]+[.L71]+[.M71]+[.N71])/5" office:value-type="float" office:value="6776.8" calcext:value-type="float">
            <text:p>6776,8</text:p>
          </table:table-cell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2]+[.K72]+[.L72]+[.M72]+[.N72])/5" office:value-type="float" office:value="7018.2" calcext:value-type="float">
            <text:p>7018,2</text:p>
          </table:table-cell>
          <table:table-cell office:value-type="float" office:value="5801" calcext:value-type="float">
            <text:p>5801</text:p>
          </table:table-cell>
          <table:table-cell office:value-type="float" office:value="7693" calcext:value-type="float">
            <text:p>7693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3]+[.K73]+[.L73]+[.M73]+[.N73])/5" office:value-type="float" office:value="6639.8" calcext:value-type="float">
            <text:p>6639,8</text:p>
          </table:table-cell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4]+[.K74]+[.L74]+[.M74]+[.N74])/5" office:value-type="float" office:value="6639.8" calcext:value-type="float">
            <text:p>6639,8</text:p>
          </table:table-cell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5]+[.K75]+[.L75]+[.M75]+[.N75])/5" office:value-type="float" office:value="6970" calcext:value-type="float">
            <text:p>6970</text:p>
          </table:table-cell>
          <table:table-cell office:value-type="float" office:value="7347" calcext:value-type="float">
            <text:p>7347</text:p>
          </table:table-cell>
          <table:table-cell office:value-type="float" office:value="5801" calcext:value-type="float">
            <text:p>580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6]+[.K76]+[.L76]+[.M76]+[.N76])/5" office:value-type="float" office:value="7214" calcext:value-type="float">
            <text:p>7214</text:p>
          </table:table-cell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7]+[.K77]+[.L77]+[.M77]+[.N77])/5" office:value-type="float" office:value="7214" calcext:value-type="float">
            <text:p>7214</text:p>
          </table:table-cell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8]+[.K78]+[.L78]+[.M78]+[.N78])/5" office:value-type="float" office:value="6422" calcext:value-type="float">
            <text:p>6422</text:p>
          </table:table-cell>
          <table:table-cell office:value-type="float" office:value="5527" calcext:value-type="float">
            <text:p>5527</text:p>
          </table:table-cell>
          <table:table-cell office:value-type="float" office:value="7021" calcext:value-type="float">
            <text:p>7021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9]+[.K79]+[.L79]+[.M79]+[.N79])/5" office:value-type="float" office:value="6188.2" calcext:value-type="float">
            <text:p>6188,2</text:p>
          </table:table-cell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0]+[.K80]+[.L80]+[.M80]+[.N80])/5" office:value-type="float" office:value="6188.2" calcext:value-type="float">
            <text:p>6188,2</text:p>
          </table:table-cell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1]+[.K81]+[.L81]+[.M81]+[.N81])/5" office:value-type="float" office:value="5499.2" calcext:value-type="float">
            <text:p>5499,2</text:p>
          </table:table-cell>
          <table:table-cell office:value-type="float" office:value="7317" calcext:value-type="float">
            <text:p>7317</text:p>
          </table:table-cell>
          <table:table-cell office:value-type="float" office:value="5852" calcext:value-type="float">
            <text:p>5852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2]+[.K82]+[.L82]+[.M82]+[.N82])/5" office:value-type="float" office:value="5785" calcext:value-type="float">
            <text:p>5785</text:p>
          </table:table-cell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3]+[.K83]+[.L83]+[.M83]+[.N83])/5" office:value-type="float" office:value="5785" calcext:value-type="float">
            <text:p>5785</text:p>
          </table:table-cell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4]+[.K84]+[.L84]+[.M84]+[.N84])/5" office:value-type="float" office:value="4697.2" calcext:value-type="float">
            <text:p>4697,2</text:p>
          </table:table-cell>
          <table:table-cell office:value-type="float" office:value="3193" calcext:value-type="float">
            <text:p>3193</text:p>
          </table:table-cell>
          <table:table-cell office:value-type="float" office:value="7281" calcext:value-type="float">
            <text:p>7281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5]+[.K85]+[.L85]+[.M85]+[.N85])/5" office:value-type="float" office:value="3886.8" calcext:value-type="float">
            <text:p>3886,8</text:p>
          </table:table-cell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6]+[.K86]+[.L86]+[.M86]+[.N86])/5" office:value-type="float" office:value="3886.8" calcext:value-type="float">
            <text:p>3886,8</text:p>
          </table:table-cell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7]+[.K87]+[.L87]+[.M87]+[.N87])/5" office:value-type="float" office:value="4256.2" calcext:value-type="float">
            <text:p>4256,2</text:p>
          </table:table-cell>
          <table:table-cell office:value-type="float" office:value="4519" calcext:value-type="float">
            <text:p>4519</text:p>
          </table:table-cell>
          <table:table-cell office:value-type="float" office:value="3229" calcext:value-type="float">
            <text:p>3229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8]+[.K88]+[.L88]+[.M88]+[.N88])/5" office:value-type="float" office:value="4533.6" calcext:value-type="float">
            <text:p>4533,6</text:p>
          </table:table-cell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9]+[.K89]+[.L89]+[.M89]+[.N89])/5" office:value-type="float" office:value="4533.6" calcext:value-type="float">
            <text:p>4533,6</text:p>
          </table:table-cell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0]+[.K90]+[.L90]+[.M90]+[.N90])/5" office:value-type="float" office:value="4791" calcext:value-type="float">
            <text:p>4791</text:p>
          </table:table-cell>
          <table:table-cell office:value-type="float" office:value="5615" calcext:value-type="float">
            <text:p>5615</text:p>
          </table:table-cell>
          <table:table-cell office:value-type="float" office:value="4616" calcext:value-type="float">
            <text:p>4616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1]+[.K91]+[.L91]+[.M91]+[.N91])/5" office:value-type="float" office:value="4949.2" calcext:value-type="float">
            <text:p>4949,2</text:p>
          </table:table-cell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2]+[.K92]+[.L92]+[.M92]+[.N92])/5" office:value-type="float" office:value="4949.2" calcext:value-type="float">
            <text:p>4949,2</text:p>
          </table:table-cell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3]+[.K93]+[.L93]+[.M93]+[.N93])/5" office:value-type="float" office:value="13367.6" calcext:value-type="float">
            <text:p>13367,6</text:p>
          </table:table-cell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4]+[.K94]+[.L94]+[.M94]+[.N94])/5" office:value-type="float" office:value="13367.6" calcext:value-type="float">
            <text:p>13367,6</text:p>
          </table:table-cell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5]+[.K95]+[.L95]+[.M95]+[.N95])/5" office:value-type="float" office:value="13373.6" calcext:value-type="float">
            <text:p>13373,6</text:p>
          </table:table-cell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45" calcext:value-type="float">
            <text:p>1424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6]+[.K96]+[.L96]+[.M96]+[.N96])/5" office:value-type="float" office:value="11677.4" calcext:value-type="float">
            <text:p>11677,4</text:p>
          </table:table-cell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7]+[.K97]+[.L97]+[.M97]+[.N97])/5" office:value-type="float" office:value="11677.4" calcext:value-type="float">
            <text:p>11677,4</text:p>
          </table:table-cell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8]+[.K98]+[.L98]+[.M98]+[.N98])/5" office:value-type="float" office:value="11677.4" calcext:value-type="float">
            <text:p>11677,4</text:p>
          </table:table-cell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9]+[.K99]+[.L99]+[.M99]+[.N99])/5" office:value-type="float" office:value="9706.8" calcext:value-type="float">
            <text:p>9706,8</text:p>
          </table:table-cell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0]+[.K100]+[.L100]+[.M100]+[.N100])/5" office:value-type="float" office:value="9706.8" calcext:value-type="float">
            <text:p>9706,8</text:p>
          </table:table-cell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1]+[.K101]+[.L101]+[.M101]+[.N101])/5" office:value-type="float" office:value="9706.8" calcext:value-type="float">
            <text:p>9706,8</text:p>
          </table:table-cell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2]+[.K102]+[.L102]+[.M102]+[.N102])/5" office:value-type="float" office:value="9412.2" calcext:value-type="float">
            <text:p>9412,2</text:p>
          </table:table-cell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10573" calcext:value-type="float">
            <text:p>10573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3]+[.K103]+[.L103]+[.M103]+[.N103])/5" office:value-type="float" office:value="9030" calcext:value-type="float">
            <text:p>9030</text:p>
          </table:table-cell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4]+[.K104]+[.L104]+[.M104]+[.N104])/5" office:value-type="float" office:value="9030" calcext:value-type="float">
            <text:p>9030</text:p>
          </table:table-cell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5]+[.K105]+[.L105]+[.M105]+[.N105])/5" office:value-type="float" office:value="9105" calcext:value-type="float">
            <text:p>9105</text:p>
          </table:table-cell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662" calcext:value-type="float">
            <text:p>8662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6]+[.K106]+[.L106]+[.M106]+[.N106])/5" office:value-type="float" office:value="9090.8" calcext:value-type="float">
            <text:p>9090,8</text:p>
          </table:table-cell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7]+[.K107]+[.L107]+[.M107]+[.N107])/5" office:value-type="float" office:value="9090.8" calcext:value-type="float">
            <text:p>9090,8</text:p>
          </table:table-cell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8]+[.K108]+[.L108]+[.M108]+[.N108])/5" office:value-type="float" office:value="9007.6" calcext:value-type="float">
            <text:p>9007,6</text:p>
          </table:table-cell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8482" calcext:value-type="float">
            <text:p>84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9]+[.K109]+[.L109]+[.M109]+[.N109])/5" office:value-type="float" office:value="9591.6" calcext:value-type="float">
            <text:p>9591,6</text:p>
          </table:table-cell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0]+[.K110]+[.L110]+[.M110]+[.N110])/5" office:value-type="float" office:value="9591.6" calcext:value-type="float">
            <text:p>9591,6</text:p>
          </table:table-cell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1]+[.K111]+[.L111]+[.M111]+[.N111])/5" office:value-type="float" office:value="10772" calcext:value-type="float">
            <text:p>10772</text:p>
          </table:table-cell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2]+[.K112]+[.L112]+[.M112]+[.N112])/5" office:value-type="float" office:value="11343.4" calcext:value-type="float">
            <text:p>11343,4</text:p>
          </table:table-cell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3]+[.K113]+[.L113]+[.M113]+[.N113])/5" office:value-type="float" office:value="11343.4" calcext:value-type="float">
            <text:p>11343,4</text:p>
          </table:table-cell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4]+[.K114]+[.L114]+[.M114]+[.N114])/5" office:value-type="float" office:value="11759.2" calcext:value-type="float">
            <text:p>11759,2</text:p>
          </table:table-cell>
          <table:table-cell office:value-type="float" office:value="11825" calcext:value-type="float">
            <text:p>11825</text:p>
          </table:table-cell>
          <table:table-cell office:value-type="float" office:value="13046" calcext:value-type="float">
            <text:p>13046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5]+[.K115]+[.L115]+[.M115]+[.N115])/5" office:value-type="float" office:value="13192.8" calcext:value-type="float">
            <text:p>13192,8</text:p>
          </table:table-cell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6]+[.K116]+[.L116]+[.M116]+[.N116])/5" office:value-type="float" office:value="13192.8" calcext:value-type="float">
            <text:p>13192,8</text:p>
          </table:table-cell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7]+[.K117]+[.L117]+[.M117]+[.N117])/5" office:value-type="float" office:value="13030.6" calcext:value-type="float">
            <text:p>13030,6</text:p>
          </table:table-cell>
          <table:table-cell office:value-type="float" office:value="12838" calcext:value-type="float">
            <text:p>12838</text:p>
          </table:table-cell>
          <table:table-cell office:value-type="float" office:value="12235" calcext:value-type="float">
            <text:p>12235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8]+[.K118]+[.L118]+[.M118]+[.N118])/5" office:value-type="float" office:value="11493.2" calcext:value-type="float">
            <text:p>11493,2</text:p>
          </table:table-cell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9]+[.K119]+[.L119]+[.M119]+[.N119])/5" office:value-type="float" office:value="11493.2" calcext:value-type="float">
            <text:p>11493,2</text:p>
          </table:table-cell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20]+[.K120]+[.L120]+[.M120]+[.N120])/5" office:value-type="float" office:value="12558.4" calcext:value-type="float">
            <text:p>12558,4</text:p>
          </table:table-cell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985" calcext:value-type="float">
            <text:p>10985</text:p>
          </table:table-cell>
          <table:table-cell office:value-type="float" office:value="11985" calcext:value-type="float">
            <text:p>11985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21]+[.K121]+[.L121]+[.M121]+[.N121])/5" office:value-type="float" office:value="12638.2" calcext:value-type="float">
            <text:p>12638,2</text:p>
          </table:table-cell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22]+[.K122]+[.L122]+[.M122]+[.N122])/5" office:value-type="float" office:value="12638.2" calcext:value-type="float">
            <text:p>12638,2</text:p>
          </table:table-cell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4:10:38.901601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17:30.079494859</meta:creation-date>
    <dc:date>2017-10-20T14:28:58.866508882</dc:date>
    <meta:editing-duration>PT1H46M1S</meta:editing-duration>
    <meta:editing-cycles>30</meta:editing-cycles>
    <meta:generator>LibreOffice/5.1.6.2$Linux_X86_64 LibreOffice_project/10m0$Build-2</meta:generator>
    <meta:document-statistic meta:table-count="1" meta:cell-count="7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751cm" svg:height="20.799cm" xlink:href=".." xlink:type="simple" chart:class="chart:line" chart:style-name="ch1">
        <chart:title svg:x="17.659cm" svg:y="0.551cm" chart:style-name="ch2">
          <text:p>Experimento 2 - Com SDN</text:p>
        </chart:title>
        <chart:legend chart:legend-position="end" svg:x="38.031cm" svg:y="10.1cm" style:legend-expansion="high" chart:style-name="ch3"/>
        <chart:plot-area chart:style-name="ch4" table:cell-range-address="Sheet1.I3:Sheet1.I122" svg:x="1.826cm" svg:y="1.745cm" svg:width="35.39cm" svg:height="17.658cm">
          <chartooo:coordinate-region svg:x="3.003cm" svg:y="1.866cm" svg:width="34.213cm" svg:height="16.535cm"/>
          <chart:axis chart:dimension="x" chart:name="primary-x" chart:style-name="ch5">
            <chart:title svg:x="18.763cm" svg:y="19.818cm" chart:style-name="ch6">
              <text:p>Tempo (s)</text:p>
            </chart:title>
          </chart:axis>
          <chart:axis chart:dimension="y" chart:name="primary-y" chart:style-name="ch5">
            <chart:title svg:x="0.451cm" svg:y="11.518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I3:Sheet1.I122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3:Sheet1.I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5.8">
                <text:p>146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96.2">
                <text:p>669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3.2">
                <text:p>815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98.6">
                <text:p>67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5.6">
                <text:p>66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91.6">
                <text:p>639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1.2">
                <text:p>48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45.4">
                <text:p>394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83.6">
                <text:p>428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3.6">
                <text:p>489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73.8">
                <text:p>6073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89.8">
                <text:p>468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37.8">
                <text:p>533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37.4">
                <text:p>533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76.6">
                <text:p>517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70.8">
                <text:p>587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94.6">
                <text:p>589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5.6">
                <text:p>5905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49.4">
                <text:p>624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18.2">
                <text:p>7018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99.2">
                <text:p>549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97.2">
                <text:p>469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6.2">
                <text:p>425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73.6">
                <text:p>1337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12.2">
                <text:p>941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59.2">
                <text:p>1175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30.6">
                <text:p>1303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58.4">
                <text:p>1255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38.2">
                <text:p>12638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38.2">
                <text:p>1263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